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25-10-24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25-09-23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25-08-21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25-07-24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25-06-23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25-05-14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25-04-17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24-11-22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24-10-18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24-09-20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24-08-1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24-07-1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24-06-2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24-05-17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24-04-1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23-11-2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23-10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23-09-1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23-08-3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23-08-1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23-04-1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22-11-22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22-10-20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22-09-23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22-08-16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22-07-27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22-07-1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22-05-19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22-04-19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21-11-19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21-10-14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21-09-1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21-08-1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21-07-15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21-06-17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21-05-19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21-04-16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20-11-13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20-10-16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20-09-15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20-08-17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20-07-16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20-06-16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9-07-30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9-06-2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9-05-31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9-04-25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8-11-14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8-10-25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8-09-26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8-08-27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8-07-23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8-06-13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8-05-10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8-04-12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7-11-08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7-10-06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7-09-12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7-08-09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7-07-10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7-06-0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7-05-10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7-04-14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6-11-02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6-10-03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6-09-16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6-08-10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6-07-1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6-06-0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6-05-0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6-04-01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5-11-25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5-10-26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5-09-29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5-08-25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5-07-28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5-06-2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5-05-29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5-04-28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4-10-23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4-09-26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4-08-2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4-07-25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4-06-25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4-05-27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4-04-22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3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3-10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3-09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3-08-2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3-07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3-06-26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3-05-3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3-04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2-11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2-10-2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2-09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2-08-3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2-07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2-06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2-05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2-04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2-03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2-02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4216" calcext:value-type="float">
            <text:p>-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0312" calcext:value-type="float">
            <text:p>-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504" calcext:value-type="float">
            <text:p>-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336" calcext:value-type="float">
            <text:p>-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0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0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0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0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0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0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0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0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1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6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6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6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6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6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6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6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5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5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4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3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3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2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200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9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8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8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6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6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5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5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4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3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0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9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9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8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7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7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7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6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6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6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6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6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4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2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1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1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8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7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7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7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79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79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79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7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7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7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7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7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7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632</text:p>
          </table:table-cell>
          <table:table-cell office:value-type="string" calcext:value-type="string">
            <text:p>QBAA nr Beardsley, USGS BS-23</text:p>
          </table:table-cell>
          <table:table-cell office:value-type="string" calcext:value-type="string">
            <text:p>197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78" meta:object-count="0"/>
    <meta:user-defined meta:name="AppVersion">3.0</meta:user-defined>
  </office:meta>
</office:document-meta>
</file>